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01af029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01c3c96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0229760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rsid="001f5657" officeooo:paragraph-rsid="001f5657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rsid="001f6194" officeooo:paragraph-rsid="001f6194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rsid="001e3984" officeooo:paragraph-rsid="001e3984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rsid="0020fa83" officeooo:paragraph-rsid="0020fa83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10pt" fo:letter-spacing="normal" fo:font-style="normal" fo:font-weight="normal" officeooo:rsid="001e3984" officeooo:paragraph-rsid="001e3984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paragraph-properties fo:orphans="2" fo:widows="2"/>
    </style:style>
    <style:style style:name="P13" style:family="paragraph" style:parent-style-name="Preformatted_20_Text">
      <style:paragraph-properties fo:orphans="2" fo:widows="2"/>
      <style:text-properties officeooo:paragraph-rsid="001af029"/>
    </style:style>
    <style:style style:name="P14" style:family="paragraph" style:parent-style-name="Preformatted_20_Text">
      <style:paragraph-properties fo:orphans="2" fo:widows="2"/>
      <style:text-properties officeooo:paragraph-rsid="0019cb79"/>
    </style:style>
    <style:style style:name="P15" style:family="paragraph" style:parent-style-name="Preformatted_20_Text">
      <style:paragraph-properties fo:orphans="2" fo:widows="2"/>
      <style:text-properties officeooo:paragraph-rsid="001e3984"/>
    </style:style>
    <style:style style:name="P16" style:family="paragraph" style:parent-style-name="Preformatted_20_Text">
      <style:paragraph-properties fo:orphans="2" fo:widows="2"/>
      <style:text-properties officeooo:paragraph-rsid="00237d00"/>
    </style:style>
    <style:style style:name="P17" style:family="paragraph" style:parent-style-name="Preformatted_20_Text">
      <style:paragraph-properties fo:margin-top="0cm" fo:margin-bottom="0.499cm" style:contextual-spacing="false" fo:orphans="2" fo:widows="2"/>
      <style:text-properties officeooo:paragraph-rsid="00271927"/>
    </style:style>
    <style:style style:name="P1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 officeooo:paragraph-rsid="00229760"/>
    </style:style>
    <style:style style:name="T1" style:family="text">
      <style:text-properties fo:font-style="normal" fo:font-weight="normal"/>
    </style:style>
    <style:style style:name="T2" style:family="text">
      <style:text-properties officeooo:rsid="0019cb79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af029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e3984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f5657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f6194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20fa83"/>
    </style:style>
    <style:style style:name="T9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af029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e398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loext:opacity="100%" style:font-name="Liberation Mono" fo:font-size="10pt" fo:letter-spacing="normal" fo:font-style="normal" fo:font-weight="normal" officeooo:rsid="001f6194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20fa83" fo:background-color="transparent" loext:char-shading-value="0"/>
    </style:style>
    <style:style style:name="T13" style:family="text">
      <style:text-properties fo:font-variant="normal" fo:text-transform="none" fo:color="#d4d4d4" loext:opacity="100%" style:font-name="Consolas" fo:font-size="10.5pt" fo:letter-spacing="normal" fo:font-style="normal" fo:font-weight="normal" officeooo:rsid="0020fa83" fo:background-color="#1e1e1e" loext:char-shading-value="0"/>
    </style:style>
    <style:style style:name="T14" style:family="text">
      <style:text-properties officeooo:rsid="001af029"/>
    </style:style>
    <style:style style:name="T15" style:family="text">
      <style:text-properties officeooo:rsid="001c3c96"/>
    </style:style>
    <style:style style:name="T16" style:family="text">
      <style:text-properties officeooo:rsid="001e3984"/>
    </style:style>
    <style:style style:name="T17" style:family="text">
      <style:text-properties officeooo:rsid="001f5657"/>
    </style:style>
    <style:style style:name="T18" style:family="text">
      <style:text-properties officeooo:rsid="001f6194"/>
    </style:style>
    <style:style style:name="T19" style:family="text">
      <style:text-properties officeooo:rsid="00229760"/>
    </style:style>
    <style:style style:name="T20" style:family="text">
      <style:text-properties officeooo:rsid="0029cf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/tempo per la verifica: 3 ore</text:p>
      <text:p text:style-name="P1">//NB gli esercizi non condividono codice o definizioni con gli altri esercizi a meno che non sia dichiarato esplicitamente</text:p>
      <text:p text:style-name="P12"/>
      <text:p text:style-name="P1">//-----------------------------------------------------------------Esercizio 0</text:p>
      <text:p text:style-name="P1">0. Scrivere quali sono i 4 punti fondamentali consigliati per risolvere un algoritmo</text:p>
      <text:p text:style-name="P1"/>
      <text:p text:style-name="P1">- <text:span text:style-name="T2">Capire bene cosa bisogna fare</text:span></text:p>
      <text:p text:style-name="P1">- <text:span text:style-name="T2">Capire che strumenti abbiamo a disposizione</text:span></text:p>
      <text:p text:style-name="P1">- <text:span text:style-name="T2">che input </text:span><text:span text:style-name="T20">abbiamo</text:span></text:p>
      <text:p text:style-name="P1">- <text:span text:style-name="T2">che output </text:span><text:span text:style-name="T20">dobbiamo restituire</text:span></text:p>
      <text:p text:style-name="P12"/>
      <text:p text:style-name="P1">//-----------------------------------------------------------------Esercizio 1</text:p>
      <text:p text:style-name="P1">1. Indicare se i seguenti statement sono corretti oppure errati.</text:p>
      <text:p text:style-name="P12"/>
      <text:p text:style-name="P1">int i='1';<text:tab/><text:tab/>Corretto? N<text:tab/><text:tab/>Perchè? <text:span text:style-name="T14">Il valore è una stringa.</text:span></text:p>
      <text:p text:style-name="P2">int j=1;<text:tab/><text:tab/>Corretto? Y<text:tab/><text:tab/>Perchè? <text:span text:style-name="T14">Il valore n</text:span><text:span text:style-name="T2">on ha la virgola.</text:span></text:p>
      <text:p text:style-name="P13"><text:span text:style-name="T3">string s=1;<text:tab/><text:tab/>Corretto? N<text:tab/><text:tab/>Perchè? </text:span><text:span text:style-name="T4">Il valore </text:span><text:span text:style-name="T9">è un intero.</text:span></text:p>
      <text:p text:style-name="P14"><text:span text:style-name="T3">string a=j+'1';<text:tab/>Corretto? Y<text:tab/><text:tab/>Perchè? </text:span><text:span text:style-name="T9">j è un intero che viene sommato ad <text:tab/><text:tab/><text:tab/><text:tab/><text:tab/><text:tab/><text:tab/><text:tab/>una stringa. Il risultato è “11”.</text:span></text:p>
      <text:p text:style-name="P12"><text:span text:style-name="T3">object o={'1'};<text:tab/>Corretto? Y<text:tab/><text:tab/>Perchè? </text:span><text:span text:style-name="T9">Tutti i tipi, sono anche object.</text:span></text:p>
      <text:p text:style-name="P1">object o='s';<text:tab/>Corretto? <text:span text:style-name="T2">Y<text:tab/><text:tab/></text:span>Perchè? <text:span text:style-name="T14">Idem come sopra.</text:span></text:p>
      <text:p text:style-name="P12"/>
      <text:p text:style-name="P3">function string miafun1 (int par1){<text:tab/><text:tab/></text:p>
      <text:p text:style-name="P10"><text:s text:c="8"/><text:span text:style-name="T1">int a=par1;</text:span></text:p>
      <text:p text:style-name="P3">}</text:p>
      <text:p text:style-name="P3"/>
      <text:p text:style-name="P3">Corretto? N<text:tab/><text:tab/>Perchè? <text:span text:style-name="T14">La fun è tipizzata come stringa e gli viene passato</text:span></text:p>
      <text:p text:style-name="P3"><text:span text:style-name="T14"><text:tab/><text:tab/><text:tab/><text:tab/>un intero come parametro. </text:span><text:span text:style-name="T15">In oltre non si sa la return.</text:span></text:p>
      <text:p text:style-name="P12"/>
      <text:p text:style-name="P1">function string miafun2 (int par1){ <text:s text:c="20"/></text:p>
      <text:p text:style-name="P10"><text:s text:c="8"/><text:span text:style-name="T1">return par1;</text:span></text:p>
      <text:p text:style-name="P1">}</text:p>
      <text:p text:style-name="P1"/>
      <text:p text:style-name="P3">Corretto? N<text:tab/><text:tab/>Perchè? <text:span text:style-name="T15">Come sopra, in più, la return specifica che la fun </text:span></text:p>
      <text:p text:style-name="P3"><text:tab/><text:tab/><text:tab/><text:tab/><text:span text:style-name="T15">restituirà il valore in input, che in questo caso sarà <text:tab/><text:tab/><text:tab/><text:tab/>un intero.</text:span></text:p>
      <text:p text:style-name="P12"/>
      <text:p text:style-name="P1">function int miafun (int par1){ <text:s text:c="24"/></text:p>
      <text:p text:style-name="P10"><text:s text:c="8"/><text:span text:style-name="T1">return par1;</text:span></text:p>
      <text:p text:style-name="P1">}</text:p>
      <text:p text:style-name="P1"/>
      <text:p text:style-name="P3">Corretto? Y<text:tab/><text:tab/>Perchè? <text:span text:style-name="T15">La fun è tipizzata come intero, riceve in input un <text:tab/><text:tab/><text:tab/><text:tab/><text:tab/>intero e restituisce l’argomento, che sarà un intero.</text:span></text:p>
      <text:p text:style-name="P12"/>
      <text:p text:style-name="P3">int b=miafun(9);</text:p>
      <text:p text:style-name="P15"><text:span text:style-name="T3">Corretto? Y<text:tab/><text:tab/>Perchè? </text:span><text:span text:style-name="T5">La fun è tipizzata come intero e restituisce </text:span></text:p>
      <text:p text:style-name="P8"><text:tab/><text:tab/><text:tab/><text:tab/>l’argomento.</text:p>
      <text:p text:style-name="P1"/>
      <text:p text:style-name="P3">string c=miafun('1');</text:p>
      <text:p text:style-name="P15"><text:span text:style-name="T3">Corretto? N<text:tab/><text:tab/>Perchè? </text:span><text:span text:style-name="T10">Il parametro passato, è una stringa, mentre la fun</text:span></text:p>
      <text:p text:style-name="P11"><text:tab/><text:tab/><text:tab/><text:tab/>è tipizzata come intero e accetta un intero.</text:p>
      <text:p text:style-name="P3"/>
      <text:p text:style-name="P3">int d=miafun('1');</text:p>
      <text:p text:style-name="P3">Corretto? N<text:tab/><text:tab/>Perchè? <text:span text:style-name="T16">Come sopra</text:span></text:p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-----------------------------------------------------------------Esercizio 2</text:p>
      <text:p text:style-name="P1">2. Dato il seguente pseudocodice, cosa restituisce?</text:p>
      <text:p text:style-name="P12"/>
      <text:p text:style-name="P1">string function miafun(ref int par1, string par2){</text:p>
      <text:p text:style-name="P10"><text:s text:c="8"/><text:span text:style-name="T1">int ret=0;</text:span></text:p>
      <text:p text:style-name="P10"><text:s text:c="8"/><text:span text:style-name="T1">par1 = par1 + par2;</text:span></text:p>
      <text:p text:style-name="P10"><text:s text:c="8"/><text:span text:style-name="T1">ret= par1 + par2;</text:span></text:p>
      <text:p text:style-name="P10"><text:s text:c="8"/><text:span text:style-name="T1">return ret;</text:span></text:p>
      <text:p text:style-name="P1">}</text:p>
      <text:p text:style-name="P12"/>
      <text:p text:style-name="P1">int var1 = 1;</text:p>
      <text:p text:style-name="P1">int var2 = miafun(var1, '2');</text:p>
      <text:p text:style-name="P12"><text:span text:style-name="T3">print('var1', var1); <text:s text:c="19"/>// =&gt; cosa scrive? “</text:span><text:span text:style-name="T10">12</text:span><text:span text:style-name="T11">2</text:span><text:span text:style-name="T3">”, </text:span><text:span text:style-name="T6">“12</text:span><text:span text:style-name="T7">2</text:span><text:span text:style-name="T6">”</text:span></text:p>
      <text:p text:style-name="P1">print('var2', var2); <text:s text:c="19"/>// =&gt; cosa scrive? “<text:span text:style-name="T17">122</text:span><text:span text:style-name="T18">2</text:span>”, “<text:span text:style-name="T17">12</text:span><text:span text:style-name="T18">2</text:span><text:span text:style-name="T17">2”</text:span></text:p>
      <text:p text:style-name="P1"/>
      <text:p text:style-name="P6">var1 viene cambiata dalla funzione, perché il primo parametro viene passato per referenza. <text:span text:style-name="T18">Da intero 1, diventa stringa 122 (errore, perché var1 è tipizzata come intero).</text:span></text:p>
      <text:p text:style-name="P7">var2 è il risultato della funzione, ovvero par1= “12” + “2”, ret = “122” + “2”</text:p>
      <text:p text:style-name="P7">A quel punto, var1 vale “122”</text:p>
      <text:p text:style-name="P12"/>
      <text:p text:style-name="P1">//-----------------------------------------------------------------Esercizio 3</text:p>
      <text:p text:style-name="P1">3. Scrivere una funzione che accetti in input un array di interi e restituisca in output la somma di tutti gli elementi che sono pari</text:p>
      <text:p text:style-name="P1">NB: se scrivete il codice in pseudocodice potete usare la funzione isPari(&lt;numero&gt;) che, dato in input un intero, </text:p>
      <text:p text:style-name="P1">restituisce vero se è pari e falso altrimenti.</text:p>
      <text:p text:style-name="P1"/>
      <text:p text:style-name="P9">In JavaScript:<text:line-break/><text:line-break/>let arrayInt = [5, 7, 2, 10, 38, 24, 15];<text:line-break/>console.log(arrayInt);<text:line-break/><text:line-break/>function somma() {<text:line-break/> <text:s text:c="3"/>let totale = 0;<text:line-break/><text:line-break/> <text:s text:c="3"/>arrayInt.forEach(element =&gt; {<text:line-break/> <text:s text:c="7"/>if (element % 2 === 0) {<text:line-break/> <text:s text:c="11"/>totale = totale + element;<text:line-break/><text:line-break/> <text:s text:c="7"/>}<text:line-break/><text:line-break/> <text:s text:c="3"/>});<text:line-break/> <text:s text:c="3"/>return totale;<text:line-break/>}<text:line-break/><text:line-break/>console.log("La somma di tutti i valori PARI dell'array è: " + somma(arrayInt));<text:line-break/><text:line-break/></text:p>
      <text:p text:style-name="P12"/>
      <text:p text:style-name="P1">//-----------------------------------------------------------------Esercizio 4</text:p>
      <text:p text:style-name="P1">4. Vogliamo gestire una statistica dell'andamento degli studenti di una classe.</text:p>
      <text:p text:style-name="P1">Abbiamo a disposizione i dati delle pagelle degli studenti in un formato json come descritto nell'esempio jsonInput.</text:p>
      <text:p text:style-name="P1">Vogliamo in output il resoconto per ogni studente del numero di materie insufficienti e sufficienti (la sufficienza è &gt;= 6).</text:p>
      <text:p text:style-name="P1">I voti sono di tipo intero.</text:p>
      <text:p text:style-name="P1">Scrivere il diagramma di flusso (anche non completo nei dettagli, l'importante è il flusso di massima).</text:p>
      <text:p text:style-name="P1">Scrivere inoltre in javascript una funzione che accetti in input un array di json definito in jsonInput, e restituisca in output </text:p>
      <text:p text:style-name="P1">un nuovo array di json che contenga per ogni elemento dell'array un json con per ogni studente il suo nome, numero di insifficienze,</text:p>
      <text:p text:style-name="P1">numero di sufficienze</text:p>
      <text:p text:style-name="P12"><text:soft-page-break/></text:p>
      <text:p text:style-name="P16"><text:span text:style-name="T3"><text:line-break/></text:span><text:span text:style-name="T8">Incollo quello che abbiamo fatto in classe: <text:line-break/><text:line-break/></text:span><text:span text:style-name="T12">let studenti = [<text:line-break/> <text:s text:c="3"/>{<text:line-break/> <text:s text:c="7"/>studente: "pippo",<text:line-break/> <text:s text:c="7"/>materie: [<text:line-break/> <text:s text:c="11"/>{ materia: "italiano", voto: 4 },<text:line-break/> <text:s text:c="11"/>{ materia: "storia", voto: 5 },<text:line-break/> <text:s text:c="11"/>{ materia: "geografia", voto: 6 },<text:line-break/> <text:s text:c="11"/>{ materia: "informatica", voto: 8 }<text:line-break/> <text:s text:c="7"/>]<text:line-break/> <text:s text:c="3"/>},<text:line-break/> <text:s text:c="3"/>{<text:line-break/> <text:s text:c="7"/>studente: "pluto",<text:line-break/> <text:s text:c="7"/>materie: [<text:line-break/> <text:s text:c="11"/>{ materia: "italiano", voto: 6 },<text:line-break/> <text:s text:c="11"/>{ materia: "storia", voto: 7 },<text:line-break/> <text:s text:c="11"/>{ materia: "geografia", voto: 4 },<text:line-break/> <text:s text:c="11"/>{ materia: "informatica", voto: 8 }<text:line-break/> <text:s text:c="7"/>]<text:line-break/> <text:s text:c="3"/>},<text:line-break/> <text:s text:c="3"/>{<text:line-break/> <text:s text:c="7"/>studente: "paperino",<text:line-break/> <text:s text:c="7"/>materie: [<text:line-break/> <text:s text:c="11"/>{ materia: "italiano", voto: 6 },<text:line-break/> <text:s text:c="11"/>{ materia: "storia", voto: 9 },<text:line-break/> <text:s text:c="11"/>{ materia: "geografia", voto: 4 },<text:line-break/> <text:s text:c="11"/>{ materia: "informatica", voto: 7 }<text:line-break/> <text:s text:c="7"/>]<text:line-break/> <text:s text:c="3"/>},<text:line-break/> <text:s text:c="3"/>{<text:line-break/> <text:s text:c="7"/>studente: "minnie",<text:line-break/> <text:s text:c="7"/>materie: [<text:line-break/> <text:s text:c="11"/>{ materia: "italiano", voto: 7 },<text:line-break/> <text:s text:c="11"/>{ materia: "storia", voto: 7 },<text:line-break/> <text:s text:c="11"/>{ materia: "geografia", voto: 8 },<text:line-break/> <text:s text:c="11"/>{ materia: "informatica", voto: 6 }<text:line-break/> <text:s text:c="7"/>]<text:line-break/> <text:s text:c="3"/>},<text:line-break/> <text:s text:c="3"/>{<text:line-break/> <text:s text:c="7"/>studente: "paperina",<text:line-break/> <text:s text:c="7"/>materie: [<text:line-break/> <text:s text:c="11"/>{ materia: "italiano", voto: 4 },<text:line-break/> <text:s text:c="11"/>{ materia: "storia", voto: 6 },<text:line-break/> <text:s text:c="11"/>{ materia: "geografia", voto: 8 },<text:line-break/> <text:s text:c="11"/>{ materia: "informatica", voto: 8 }<text:line-break/> <text:s text:c="7"/>]<text:line-break/> <text:s text:c="3"/>},<text:line-break/> <text:s text:c="3"/><text:line-break/>];<text:line-break/><text:line-break/>// Ciclo tutti gli studenti nell'array<text:line-break/><text:line-break/>for (let i = 0; i &lt; studenti.length; i++) {<text:line-break/> <text:s text:c="3"/>console.log(avviaValutazione(studenti[i]))<text:line-break/> <text:s text:c="3"/><text:line-break/>}<text:line-break/></text:span><text:soft-page-break/><text:span text:style-name="T12"><text:line-break/>// Elaboro uno studente per volta,<text:line-break/>// input = jsonStudente<text:line-break/>// output = jsonValutazione dello studente corrente<text:line-break/><text:line-break/>function avviaValutazione(studenteCorrente) {<text:line-break/> <text:s text:c="3"/>let sufficienti = 0;<text:line-break/> <text:s text:c="3"/>let insufficienti = 0;<text:line-break/><text:line-break/> <text:s text:c="3"/>studenteCorrente.materie.forEach(element =&gt; {<text:line-break/><text:line-break/> <text:s text:c="7"/>if (element.voto &gt;= 6) {<text:line-break/> <text:s text:c="11"/>sufficienti++;<text:line-break/><text:line-break/> <text:s text:c="7"/>} else {<text:line-break/> <text:s text:c="11"/>insufficienti++;<text:line-break/><text:line-break/> <text:s text:c="7"/>}<text:line-break/> <text:s text:c="3"/>});<text:line-break/><text:line-break/> <text:s text:c="3"/>let valutazione = {<text:line-break/> <text:s text:c="7"/>nome: studenteCorrente.studente,<text:line-break/> <text:s text:c="7"/>numero_materie_suff: sufficienti,<text:line-break/> <text:s text:c="7"/>numero_materie_insuff: insufficienti<text:line-break/> <text:s text:c="3"/>};<text:line-break/><text:line-break/> <text:s text:c="3"/>return valutazione<text:line-break/><text:line-break/>}<text:line-break/></text:span><text:span text:style-name="T13"><text:line-break/></text:span></text:p>
      <text:p text:style-name="P1">//-----------------------------------------------------------------Esercizio 5</text:p>
      <text:p text:style-name="P1">5. Esercizio sui json e sui dati in javascript</text:p>
      <text:p text:style-name="P1">Data la seguente definizione:</text:p>
      <text:p text:style-name="P1">let myjson={"chiave1": "valorechiave1"}</text:p>
      <text:p text:style-name="P12"/>
      <text:p text:style-name="P1">qual è il valore di:</text:p>
      <text:p text:style-name="P12"/>
      <text:p text:style-name="P5">myjson</text:p>
      <text:p text:style-name="P5">// =&gt; qual è il suo valore? <text:s/>di che tipo è?</text:p>
      <text:p text:style-name="P5"><text:tab/>{"chiave1": "valorechiave1"} - <text:span text:style-name="T19">JSON</text:span></text:p>
      <text:p text:style-name="P5"/>
      <text:p text:style-name="P5">myjson.chiave1</text:p>
      <text:p text:style-name="P5">// =&gt; qual è il suo valore? <text:s/>di che tipo è?</text:p>
      <text:p text:style-name="P5"><text:tab/>“<text:span text:style-name="T19">valorechiave1” - stringa</text:span></text:p>
      <text:p text:style-name="P5"/>
      <text:p text:style-name="P5">myjson.chiave2</text:p>
      <text:p text:style-name="P5">// =&gt; qual è il suo valore? <text:s/>di che tipo è?</text:p>
      <text:p text:style-name="P5"><text:tab/><text:span text:style-name="T19">Non esiste - undefined</text:span></text:p>
      <text:p text:style-name="P5"/>
      <text:p text:style-name="P5">myjson.chiave1.chiave2</text:p>
      <text:p text:style-name="P5">// =&gt; qual è il suo valore? <text:s/>di che tipo è?</text:p>
      <text:p text:style-name="P5"><text:tab/><text:span text:style-name="T19">Non esiste - undefined</text:span></text:p>
      <text:p text:style-name="P12"/>
      <text:p text:style-name="P1">Data la seguente definizione:</text:p>
      <text:p text:style-name="P1">let myjson1={"chiave1": {"chiave2": "valorechiave2"}}</text:p>
      <text:p text:style-name="P12"/>
      <text:p text:style-name="P1">qual è il valore di:</text:p>
      <text:p text:style-name="P12"/>
      <text:p text:style-name="P5">myjson1</text:p>
      <text:p text:style-name="P5">// =&gt; qual è il suo valore? <text:s/>di che tipo è?</text:p>
      <text:p text:style-name="P5"><text:soft-page-break/><text:tab/>{"chiave1": {"chiave2": "valorechiave2"}} - <text:span text:style-name="T19">JSON</text:span></text:p>
      <text:p text:style-name="P5"/>
      <text:p text:style-name="P5">myjson1.chiave1</text:p>
      <text:p text:style-name="P5">// =&gt; qual è il suo valore? <text:s/>di che tipo è?</text:p>
      <text:p text:style-name="P5"><text:tab/>{"chiave2": "valorechiave2"}</text:p>
      <text:p text:style-name="P5"/>
      <text:p text:style-name="P5">myjson1.chiave2</text:p>
      <text:p text:style-name="P5">// =&gt; qual è il suo valore? <text:s/>di che tipo è?</text:p>
      <text:p text:style-name="P5"><text:tab/><text:span text:style-name="T19">In quello scope, non esiste - undefined</text:span></text:p>
      <text:p text:style-name="P5"/>
      <text:p text:style-name="P5">myjson1.chiave1.chiave2</text:p>
      <text:p text:style-name="P5">// =&gt; qual è il suo valore? <text:s/>di che tipo è?</text:p>
      <text:p text:style-name="P5"><text:tab/>“valorechiave2” - <text:span text:style-name="T19">stringa</text:span></text:p>
      <text:p text:style-name="P5"/>
      <text:p text:style-name="P12"/>
      <text:p text:style-name="P1">//-----------------------------------------------------------------Esercizio 6</text:p>
      <text:p text:style-name="P1">6. Solo dopo aver completato l'esercizio precedente,</text:p>
      <text:p text:style-name="P1">vogliamo anche avere l'informazione solo per la materia "italiano" del numero di studenti sufficienti ed insufficienti</text:p>
      <text:p text:style-name="P1">Scrivere una nuova funzione che abbia in input quello che abbiamo a disposizione nell'esercizio 4 (scegliere cosa)</text:p>
      <text:p text:style-name="P1">e in output un json di questo tipo:</text:p>
      <text:p text:style-name="P1">OUTPUT: newjsonOutput = {</text:p>
      <text:p text:style-name="P1">italiano: {"studenti_insuff": &lt;int&gt;, "studenti_suff": &lt;int&gt;}</text:p>
      <text:p text:style-name="P1">}</text:p>
      <text:p text:style-name="P1">Attenzione: newjsonOutput è un json in <text:s/>cui la chiave "italiano" è a sua volta un json.</text:p>
      <text:p text:style-name="P12"/>
      <text:p text:style-name="P1">il risultato dovrà quindi essere:</text:p>
      <text:p text:style-name="P18">newjsonOutput <text:s text:c="26"/>//con valore {"italiano":{"studenti_insuff": 2, "studenti_suff": 3}}</text:p>
      <text:p text:style-name="P17"><text:span text:style-name="T13"><text:line-break/></text:span><text:span text:style-name="T12">// Ciclo tutti gli studenti nell'array<text:line-break/><text:line-break/>for (let i = 0; i &lt; studenti.length; i++) {<text:line-break/> <text:s text:c="3"/>console.log(valutazionePerMateria(studenti[i], "italiano"))<text:line-break/> <text:s text:c="3"/>//console.log(valutazionePerMateria(studenti[i], "storia"))<text:line-break/> <text:s text:c="3"/>//console.log(valutazionePerMateria(studenti[i], "geografia"))<text:line-break/> <text:s text:c="3"/>//console.log(valutazionePerMateria(studenti[i], "informatica"))<text:line-break/><text:line-break/>}<text:line-break/><text:line-break/>// Ciclo tutte le materie in base a quella nel parametro<text:line-break/><text:line-break/>function valutazionePerMateria(studenteCorrente, materiaInput) {<text:line-break/> <text:s text:c="3"/>let sufficienti = 0;<text:line-break/> <text:s text:c="3"/>let insufficienti = 0;<text:line-break/><text:line-break/> <text:s text:c="3"/>studenteCorrente.materie.forEach(element =&gt; {<text:line-break/> <text:s text:c="7"/>if (element.materia == materiaInput) {<text:line-break/> <text:s text:c="11"/>if (element.voto &gt;= 6) {<text:line-break/> <text:s text:c="15"/>sufficienti++;<text:line-break/><text:line-break/> <text:s text:c="11"/>} else {<text:line-break/> <text:s text:c="15"/>insufficienti++;<text:line-break/><text:line-break/> <text:s text:c="11"/>}<text:line-break/> <text:s text:c="7"/>}<text:line-break/> <text:s text:c="3"/>});<text:line-break/><text:line-break/></text:span><text:soft-page-break/><text:span text:style-name="T12"> <text:s text:c="3"/>let valutazione = {<text:line-break/> <text:s text:c="7"/>nome: materiaInput,<text:line-break/> <text:s text:c="7"/>alunni_con_suff: sufficienti,<text:line-break/> <text:s text:c="7"/>alunni_con_insuff: insufficienti<text:line-break/> <text:s text:c="3"/>};<text:line-break/><text:line-break/> <text:s text:c="3"/>return valutazione<text:line-break/><text:line-break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08:44:51.641031463</meta:creation-date>
    <dc:date>2023-01-19T18:38:13.238000000</dc:date>
    <meta:editing-duration>PT1H21M48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6" meta:paragraph-count="112" meta:word-count="1191" meta:character-count="8904" meta:non-whitespace-character-count="6850"/>
  </office:meta>
</office:document-meta>
</file>